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6pt" officeooo:paragraph-rsid="00199084" style:font-size-asian="6pt" style:font-size-complex="6pt"/>
    </style:style>
    <style:style style:name="P2"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3"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style:font-size-asian="6pt" style:font-size-complex="6pt"/>
    </style:style>
    <style:style style:name="P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99084" style:font-size-asian="6pt" style:font-size-complex="6pt"/>
    </style:style>
    <style:style style:name="P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9a99" style:font-size-asian="6pt" style:font-size-complex="6pt"/>
    </style:style>
    <style:style style:name="P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a464" style:font-size-asian="6pt" style:font-size-complex="6pt"/>
    </style:style>
    <style:style style:name="P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b7adc" style:font-size-asian="6pt" style:font-size-complex="6pt"/>
    </style:style>
    <style:style style:name="P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style:font-size-asian="6pt" style:font-size-complex="6pt"/>
    </style:style>
    <style:style style:name="P9"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99084" style:font-size-asian="6pt" style:font-size-complex="6pt"/>
    </style:style>
    <style:style style:name="P10"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aa464" style:font-size-asian="6pt" style:font-size-complex="6pt"/>
    </style:style>
    <style:style style:name="P11"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style:font-name="Monospace" fo:font-size="6pt" style:font-size-asian="6pt" style:font-size-complex="6pt"/>
    </style:style>
    <style:style style:name="P12"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paragraph-rsid="001a9a99" style:font-size-asian="8pt" style:font-size-complex="8pt"/>
    </style:style>
    <style:style style:name="P13" style:family="paragraph" style:parent-style-name="Preformatted_20_Text">
      <style:text-properties officeooo:rsid="00199084" officeooo:paragraph-rsid="00199084"/>
    </style:style>
    <style:style style:name="P14" style:family="paragraph" style:parent-style-name="Preformatted_20_Text">
      <style:text-properties fo:font-size="6pt" officeooo:rsid="00199084" officeooo:paragraph-rsid="00199084" style:font-size-asian="6pt" style:font-size-complex="6pt"/>
    </style:style>
    <style:style style:name="P1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style:font-size-asian="6pt" style:font-size-complex="6pt"/>
    </style:style>
    <style:style style:name="P1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aa464" style:font-size-asian="6pt" style:font-size-complex="6pt"/>
    </style:style>
    <style:style style:name="P1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99084" style:font-size-asian="6pt" style:font-size-complex="6pt"/>
    </style:style>
    <style:style style:name="P1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b7adc" style:font-size-asian="6pt" style:font-size-complex="6pt"/>
    </style:style>
    <style:style style:name="P19"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8pt" officeooo:rsid="001aa464" officeooo:paragraph-rsid="001aa464" style:font-size-asian="8pt" style:font-size-complex="8pt"/>
    </style:style>
    <style:style style:name="P20"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rsid="001a9a99" officeooo:paragraph-rsid="001a9a99" style:font-size-asian="8pt" style:font-size-complex="8pt"/>
    </style:style>
    <style:style style:name="P21"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rsid="001b7adc" officeooo:paragraph-rsid="001b7adc" style:font-size-asian="8pt" style:font-size-complex="8pt"/>
    </style:style>
    <style:style style:name="P22"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color="#008080" style:font-name="Monospace" fo:font-size="6pt" style:font-size-asian="6pt" style:font-size-complex="6pt"/>
    </style:style>
    <style:style style:name="P23" style:family="paragraph" style:parent-style-name="Standard">
      <style:paragraph-properties fo:margin-left="1.27cm" fo:margin-right="0.199cm" fo:text-align="start" style:justify-single-word="false" fo:text-indent="0cm" style:auto-text-indent="false"/>
      <style:text-properties style:font-name="Times New Roman1" fo:font-size="8pt" fo:font-style="normal" fo:font-weight="normal" officeooo:rsid="001a9a99" officeooo:paragraph-rsid="001a9a99" style:font-size-asian="8pt" style:font-style-asian="normal" style:font-weight-asian="normal"/>
    </style:style>
    <style:style style:name="P24" style:family="paragraph" style:parent-style-name="Standard">
      <style:text-properties fo:color="#000000" fo:background-color="transparent"/>
    </style:style>
    <style:style style:name="P25" style:family="paragraph" style:parent-style-name="Preformatted_20_Text" style:master-page-name="Standard">
      <style:paragraph-properties style:page-number="auto"/>
      <style:text-properties officeooo:rsid="00199084" officeooo:paragraph-rsid="00199084"/>
    </style:style>
    <style:style style:name="T1" style:family="text">
      <style:text-properties fo:color="#008080"/>
    </style:style>
    <style:style style:name="T2" style:family="text">
      <style:text-properties fo:color="#008080" style:font-name="Monospace"/>
    </style:style>
    <style:style style:name="T3" style:family="text">
      <style:text-properties fo:color="#008080" style:font-name="Monospace" officeooo:rsid="00199084"/>
    </style:style>
    <style:style style:name="T4" style:family="text">
      <style:text-properties style:font-name="Monospace"/>
    </style:style>
    <style:style style:name="T5" style:family="text">
      <style:text-properties style:font-name="Monospace" fo:font-size="6pt" style:font-size-asian="6pt" style:font-size-complex="6pt"/>
    </style:style>
    <style:style style:name="T6" style:family="text">
      <style:text-properties style:font-name="Monospace" fo:font-size="6pt" officeooo:rsid="001e9ad5" style:font-size-asian="6pt" style:font-size-complex="6pt"/>
    </style:style>
    <style:style style:name="T7" style:family="text">
      <style:text-properties fo:color="#3f7f7f" style:font-name="Monospace"/>
    </style:style>
    <style:style style:name="T8" style:family="text">
      <style:text-properties fo:color="#7f007f" style:font-name="Monospace"/>
    </style:style>
    <style:style style:name="T9" style:family="text">
      <style:text-properties fo:color="#333333" style:font-name="Monospace"/>
    </style:style>
    <style:style style:name="T10" style:family="text">
      <style:text-properties fo:color="#2a00ff" style:font-name="Monospace" fo:font-style="italic" style:font-style-asian="italic"/>
    </style:style>
    <style:style style:name="T11" style:family="text">
      <style:text-properties fo:color="#2a00ff" style:font-name="Monospace" fo:font-style="italic" officeooo:rsid="00199084" style:font-style-asian="italic"/>
    </style:style>
    <style:style style:name="T12" style:family="text">
      <style:text-properties fo:color="#2a00ff" style:font-name="Monospace" fo:font-style="italic" officeooo:rsid="001b7adc" style:font-style-asian="italic"/>
    </style:style>
    <style:style style:name="T13" style:family="text">
      <style:text-properties fo:color="#2a00ff" style:font-name="Monospace" fo:font-style="italic" officeooo:rsid="001d8a80" style:font-style-asian="italic"/>
    </style:style>
    <style:style style:name="T14" style:family="text">
      <style:text-properties fo:color="#808080" style:font-name="Monospace"/>
    </style:style>
    <style:style style:name="T15" style:family="text">
      <style:text-properties fo:color="#3f7f5f" style:font-name="Monospace"/>
    </style:style>
    <style:style style:name="T16" style:family="text">
      <style:text-properties fo:font-size="8pt" officeooo:rsid="001a9a99" style:font-size-asian="8pt" style:font-size-complex="8pt"/>
    </style:style>
    <style:style style:name="T17" style:family="text">
      <style:text-properties fo:font-size="8pt" officeooo:rsid="001aa464" style:font-size-asian="8pt" style:font-size-complex="8pt"/>
    </style:style>
    <style:style style:name="T18" style:family="text">
      <style:text-properties fo:font-size="8pt" officeooo:rsid="001b7adc" style:font-size-asian="8pt" style:font-size-complex="8pt"/>
    </style:style>
    <style:style style:name="T19" style:family="text">
      <style:text-properties fo:font-size="8pt" officeooo:rsid="001d8a80" style:font-size-asian="8pt" style:font-size-complex="8pt"/>
    </style:style>
    <style:style style:name="T20" style:family="text">
      <style:text-properties officeooo:rsid="001a9a99"/>
    </style:style>
    <style:style style:name="T21" style:family="text">
      <style:text-properties officeooo:rsid="001aa464"/>
    </style:style>
    <style:style style:name="T22" style:family="text">
      <style:text-properties officeooo:rsid="001d370f"/>
    </style:style>
    <style:style style:name="T23" style:family="text">
      <style:text-properties fo:color="#198a8a" style:font-name="Monospace" fo:font-size="6pt" officeooo:rsid="001e9ad5" style:font-size-asian="6pt" style:font-size-complex="6pt"/>
    </style:style>
    <style:style style:name="T24" style:family="text">
      <style:text-properties fo:color="#6b2394" style:font-name="Monospace" fo:font-size="6pt" officeooo:rsid="001e9ad5" style:font-size-asian="6pt" style:font-size-complex="6pt"/>
    </style:style>
    <style:style style:name="T25" style:family="text">
      <style:text-properties fo:color="#0000ff" style:font-name="Monospace" fo:font-size="6pt" officeooo:rsid="001e9ad5" style:font-size-asian="6pt" style:font-size-complex="6pt"/>
    </style:style>
    <style:style style:name="T26" style:family="text">
      <style:text-properties officeooo:rsid="001ead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Usage of Serge Configuration File:</text:p>
      <text:p text:style-name="P13"/>
      <text:p text:style-name="P1"><text:span text:style-name="T3">&lt;?</text:span><text:span text:style-name="T7">xml</text:span><text:span text:style-name="T4"> </text:span><text:span text:style-name="T8">version</text:span><text:span text:style-name="T9">=</text:span><text:span text:style-name="T10">"1.0"</text:span><text:span text:style-name="T4"> </text:span><text:span text:style-name="T8">encoding</text:span><text:span text:style-name="T9">=</text:span><text:span text:style-name="T10">"UTF-8"</text:span><text:span text:style-name="T2">?&gt;</text:span></text:p>
      <text:p text:style-name="P2"><text:span text:style-name="T2">&lt;!</text:span><text:span text:style-name="T7">DOCTYPE</text:span><text:span text:style-name="T4"> </text:span><text:span text:style-name="T2">Config</text:span><text:span text:style-name="T4"> </text:span><text:span text:style-name="T14">SYSTEM</text:span><text:span text:style-name="T4"> </text:span><text:span text:style-name="T15">"http://pi.informatik.uni-siegen.de/SiDiff/Editrulesgeneratorconfig.dtd"</text:span><text:span text:style-name="T4"> </text:span><text:span text:style-name="T2">&gt;</text:span></text:p>
      <text:p text:style-name="P2"><text:span text:style-name="T2">&lt;</text:span><text:span text:style-name="T7">Config</text:span><text:span text:style-name="T2">&gt;</text:span></text:p>
      <text:p text:style-name="P3"><text:span text:style-name="T9"><text:tab/></text:span><text:span text:style-name="T2">&lt;</text:span><text:span text:style-name="T7">GeneralSettings</text:span><text:span text:style-name="T2">&gt;</text:span></text:p>
      <text:p text:style-name="P3"><text:span text:style-name="T9"><text:tab/><text:tab/></text:span><text:span text:style-name="T2">&lt;</text:span><text:span text:style-name="T7">preventInconsistency</text:span><text:span text:style-name="T4"> </text:span><text:span text:style-name="T8">value</text:span><text:span text:style-name="T9">=</text:span><text:span text:style-name="T10">"true"</text:span><text:span text:style-name="T4"> </text:span><text:span text:style-name="T2">/&gt;</text:span></text:p>
      <text:p text:style-name="P15"/>
      <text:p text:style-name="P15"><text:tab/><text:tab/>/**</text:p>
      <text:p text:style-name="P20">False = hard cutoff classifiers</text:p>
      <text:p text:style-name="P20">Meaning:</text:p>
      <text:p text:style-name="P12"><text:span text:style-name="T20">No rules will be created for blacklisted classifiers and also no rules will be created for classifiers that are not on the white list. </text:span><text:span text:style-name="T22">In both cases such</text:span><text:span text:style-name="T20"> classifiers will also not be mentioned </text:span><text:span text:style-name="T22">in</text:span><text:span text:style-name="T20"> context of rules </text:span><text:span text:style-name="T22">of</text:span><text:span text:style-name="T20"> other classifiers. (TODO: re-check that, </text:span><text:span text:style-name="T22">not tested in a long time</text:span><text:span text:style-name="T20">)</text:span></text:p>
      <text:p text:style-name="P20"/>
      <text:p text:style-name="P20">True = soft cutoff classifiers</text:p>
      <text:p text:style-name="P20">Meaning:</text:p>
      <text:p text:style-name="P12"><text:span text:style-name="T20">Blacklisted classifiers will appear in rules of other </text:span><text:span text:style-name="T22">c</text:span><text:span text:style-name="T20">lassifiers, in case they are needed </text:span><text:span text:style-name="T22">(==if they are referenced)</text:span><text:span text:style-name="T20">. But the Blacklisted classifiers will not recieve own rules! </text:span><text:span text:style-name="T22">Further on,</text:span><text:span text:style-name="T20"> all not whitelisted and </text:span><text:span text:style-name="T22">n</text:span><text:span text:style-name="T20">ot blacklisted classifiers will be included in other </text:span><text:span text:style-name="T22">r</text:span><text:span text:style-name="T20">ules and will recieve own rules, in case their </text:span><text:span text:style-name="T22">i</text:span><text:span text:style-name="T20">nstances are mandatory (as are their rules, too).</text:span></text:p>
      <text:p text:style-name="P15"><text:tab/><text:tab/>**/</text:p>
      <text:p text:style-name="P15"/>
      <text:p text:style-name="P24"><text:span text:style-name="T5"><text:tab/></text:span><text:span text:style-name="T23">&lt;multiplicityPreconditions </text:span><text:span text:style-name="T24">integrated</text:span><text:span text:style-name="T6">=</text:span><text:span text:style-name="T25">"true"</text:span><text:span text:style-name="T6"> </text:span><text:span text:style-name="T24">separately</text:span><text:span text:style-name="T6">=</text:span><text:span text:style-name="T25">"true"</text:span><text:span text:style-name="T23"> /&gt;</text:span></text:p>
      <text:p text:style-name="P15"/>
      <text:p text:style-name="P22">/**</text:p>
      <text:p text:style-name="P20">If <text:span text:style-name="T26">integrated=</text:span>„true“, additional preconditions <text:span text:style-name="T26">for lowerbound and upperbound values of references generated into the executable operation</text:span>. These preconditions ensure, That lowerbound and upperbounds are not supassed upwards or downwards. <text:span text:style-name="T26">If seperately=“true“ then the same preconditions will be written into a separate, executeable file (An EMF Refactor „initialCheck“).</text:span></text:p>
      <text:p text:style-name="P22">**/</text:p>
      <text:p text:style-name="P15"/>
      <text:p text:style-name="P3"><text:span text:style-name="T9"><text:tab/><text:tab/></text:span><text:span text:style-name="T2">&lt;</text:span><text:span text:style-name="T7">reduceToSuperType</text:span><text:span text:style-name="T4"> </text:span><text:span text:style-name="T8">SET_UNSET</text:span><text:span text:style-name="T9">=</text:span><text:span text:style-name="T10">"true"</text:span><text:span text:style-name="T4"> </text:span><text:span text:style-name="T8">ADD_REMOVE</text:span><text:span text:style-name="T9">=</text:span><text:span text:style-name="T10">"false"</text:span><text:span text:style-name="T4"> </text:span><text:span text:style-name="T8">CHANGE</text:span><text:span text:style-name="T9">=</text:span><text:span text:style-name="T10">"false"</text:span><text:span text:style-name="T4"> </text:span><text:span text:style-name="T2">/&gt;</text:span></text:p>
      <text:p text:style-name="P15"/>
      <text:p text:style-name="P15"><text:tab/><text:tab/>/**</text:p>
      <text:p text:style-name="P23">If OperationTypes recieve the value „true“, then all Eattributes and Erefrences which are not containments are mentioned in the rules for the container in which they lie, not for every subtype. E.g. if true, then there will be one SET_NamedElement_name rule but there will be no SET_State_name, Set_StateMachine_name, …. rules. This option reduces the possible rules down to the rules of the super type.</text:p>
      <text:p text:style-name="P15"><text:tab/><text:tab/>**/</text:p>
      <text:p text:style-name="P15"/>
      <text:p text:style-name="P15"/>
      <text:p text:style-name="P3"><text:span text:style-name="T9"><text:tab/><text:tab/></text:span><text:span text:style-name="T2">&lt;</text:span><text:span text:style-name="T7">disableVariants</text:span><text:span text:style-name="T4"> </text:span><text:span text:style-name="T8">value</text:span><text:span text:style-name="T9">=</text:span><text:span text:style-name="T10">"true"</text:span><text:span text:style-name="T4"> </text:span><text:span text:style-name="T2">/&gt;</text:span></text:p>
      <text:p text:style-name="P15"/>
      <text:p text:style-name="P15"><text:tab/><text:tab/>/**</text:p>
      <text:p text:style-name="P5"><text:span text:style-name="T20"><text:tab/><text:tab/></text:span><text:span text:style-name="T16">If </text:span><text:span text:style-name="T17">„true“ then there will be no replacing of &lt;&lt;create&gt;&gt; <text:s/>nodes along a containment edge, if the node has an abstract type or if the node is <text:tab/><text:tab/>supertype of others. This means, that no variants of the orignial derived edit operation will be generated. No abstract replacements and no <text:tab/><text:tab/>subtype replacements.</text:span></text:p>
      <text:p text:style-name="P15"><text:tab/><text:tab/>**/</text:p>
      <text:p text:style-name="P15"/>
      <text:p text:style-name="P3"><text:span text:style-name="T9"><text:tab/><text:tab/></text:span><text:span text:style-name="T2">&lt;</text:span><text:span text:style-name="T7">modelUsesProfileMechanism</text:span><text:span text:style-name="T4"> </text:span><text:span text:style-name="T8">value</text:span><text:span text:style-name="T9">=</text:span><text:span text:style-name="T10">"false"</text:span><text:span text:style-name="T4"> </text:span><text:span text:style-name="T2">/&gt;</text:span></text:p>
      <text:p text:style-name="P15"/>
      <text:p text:style-name="P15"><text:tab/><text:tab/>/**</text:p>
      <text:p text:style-name="P6"><text:span text:style-name="T21"><text:tab/></text:span><text:span text:style-name="T17"><text:tab/>Set to „true“ if the metamodel is build up with the UML2 Profile-Mechanism, like SysML or MARTE.</text:span></text:p>
      <text:p text:style-name="P15"><text:tab/><text:tab/>**/</text:p>
      <text:p text:style-name="P3"><text:span text:style-name="T9"><text:tab/></text:span><text:span text:style-name="T2">&lt;/</text:span><text:span text:style-name="T7">GeneralSettings</text:span><text:span text:style-name="T2">&gt;</text:span></text:p>
      <text:p text:style-name="P11"/>
      <text:p text:style-name="P3"><text:span text:style-name="T9"><text:tab/></text:span><text:span text:style-name="T2">&lt;</text:span><text:span text:style-name="T7">MetaModelSettings</text:span><text:span text:style-name="T2">&gt;</text:span></text:p>
      <text:p text:style-name="P3"><text:span text:style-name="T9"><text:tab/><text:tab/></text:span><text:span text:style-name="T2">&lt;</text:span><text:span text:style-name="T7">MainModel</text:span><text:span text:style-name="T4"> </text:span><text:span text:style-name="T8">nsUri</text:span><text:span text:style-name="T9">=</text:span><text:span text:style-name="T10">"http://www.eclipse.org/uml2/4.0.0/UML"</text:span><text:span text:style-name="T4"> </text:span><text:span text:style-name="T2">/&gt;</text:span></text:p>
      <text:p text:style-name="P3"><text:span text:style-name="T9"><text:tab/><text:tab/></text:span><text:span text:style-name="T2">&lt;</text:span><text:span text:style-name="T7">RequiredModel</text:span><text:span text:style-name="T4"> </text:span><text:span text:style-name="T8">nsUri</text:span><text:span text:style-name="T9">=</text:span><text:span text:style-name="T10">"http://www.eclipse.org/uml2/4.0.0/Types"</text:span><text:span text:style-name="T4"> </text:span><text:span text:style-name="T2">/&gt;</text:span></text:p>
      <text:p text:style-name="P4"><text:span text:style-name="T9"><text:tab/><text:tab/></text:span><text:span text:style-name="T2">&lt;</text:span><text:span text:style-name="T7">RequiredModel</text:span><text:span text:style-name="T4"> </text:span><text:span text:style-name="T8">nsUri</text:span><text:span text:style-name="T9">=</text:span><text:span text:style-name="T10">"http://www.eclipse.org/emf/2002/Ecore"</text:span><text:span text:style-name="T4"> </text:span><text:span text:style-name="T2">/&gt;</text:span></text:p>
      <text:p text:style-name="P9"><text:tab/></text:p>
      <text:p text:style-name="P10"><text:tab/><text:tab/><text:span text:style-name="T1">/**</text:span></text:p>
      <text:p text:style-name="P6"><text:span text:style-name="T21"><text:tab/></text:span><text:span text:style-name="T17"><text:tab/>All plugins, which contain necessary ecore-Metamodels should be activated in the RunConfiguration of SERGe.</text:span></text:p>
      <text:p text:style-name="P6"><text:span text:style-name="T17"><text:tab/><text:tab/>Since this can be multiple plugins, SERGe needs to know, which </text:span><text:span text:style-name="T19">m</text:span><text:span text:style-name="T17">eta model is the one, to generate the </text:span><text:span text:style-name="T19">e</text:span><text:span text:style-name="T17">dit rules for</text:span></text:p>
      <text:p text:style-name="P6"><text:span text:style-name="T17"><text:tab/><text:tab/>and which are the </text:span><text:span text:style-name="T19">m</text:span><text:span text:style-name="T17">eta models required by the main </text:span><text:span text:style-name="T19">m</text:span><text:span text:style-name="T17">eta model. </text:span><text:span text:style-name="T19">P</text:span><text:span text:style-name="T17">ut the namespace </text:span><text:span text:style-name="T19">URI</text:span><text:span text:style-name="T17">s of the ecore-files </text:span><text:span text:style-name="T19">into nsUri.</text:span></text:p>
      <text:p text:style-name="P16"><text:tab/><text:tab/>**/</text:p>
      <text:p text:style-name="P9"/>
      <text:p text:style-name="P3"><text:span text:style-name="T9"><text:tab/><text:tab/></text:span><text:span text:style-name="T2">&lt;</text:span><text:span text:style-name="T7">Constraints</text:span><text:span text:style-name="T2">&gt;</text:span></text:p>
      <text:p text:style-name="P4"><text:span text:style-name="T9"><text:tab/><text:tab/><text:tab/></text:span><text:span text:style-name="T2">&lt;</text:span><text:span text:style-name="T7">NameUniqueness</text:span><text:span text:style-name="T4"> </text:span><text:span text:style-name="T8">scope</text:span><text:span text:style-name="T9">=</text:span><text:span text:style-name="T10">"</text:span><text:span text:style-name="T12">global</text:span><text:span text:style-name="T10">"</text:span><text:span text:style-name="T4"> </text:span><text:span text:style-name="T8">eClass</text:span><text:span text:style-name="T9">=</text:span><text:span text:style-name="T10">"NamedElement"</text:span></text:p>
      <text:p text:style-name="P4"><text:span text:style-name="T10"><text:tab/><text:tab/><text:tab/><text:tab/> <text:s text:c="5"/></text:span><text:span text:style-name="T8">eAttributeName</text:span><text:span text:style-name="T9">=</text:span><text:span text:style-name="T10">"name"</text:span><text:span text:style-name="T4"> </text:span><text:span text:style-name="T8">eAttributeIsInherited</text:span><text:span text:style-name="T9">=</text:span><text:span text:style-name="T10">"false"</text:span></text:p>
      <text:p text:style-name="P4"><text:span text:style-name="T10"><text:tab/><text:tab/><text:tab/><text:tab/> <text:s text:c="5"/></text:span><text:span text:style-name="T8">overrideInheritedConstraintsIfAny</text:span><text:span text:style-name="T9">=</text:span><text:span text:style-name="T10">"false"</text:span><text:span text:style-name="T4"> </text:span><text:span text:style-name="T8">applyOnSubTypes</text:span><text:span text:style-name="T9">=</text:span><text:span text:style-name="T10">"true"</text:span><text:span text:style-name="T2">/&gt;</text:span></text:p>
      <text:p text:style-name="P4"><text:span text:style-name="T9"><text:tab/><text:tab/><text:tab/></text:span><text:span text:style-name="T2">&lt;</text:span><text:span text:style-name="T7">NameUniqueness</text:span><text:span text:style-name="T4"> </text:span><text:span text:style-name="T8">scope</text:span><text:span text:style-name="T9">=</text:span><text:span text:style-name="T10">"local"</text:span><text:span text:style-name="T4"> </text:span><text:span text:style-name="T8">eClass</text:span><text:span text:style-name="T9">=</text:span><text:span text:style-name="T10">"</text:span><text:span text:style-name="T13">Operation</text:span><text:span text:style-name="T10">"</text:span></text:p>
      <text:p text:style-name="P4"><text:span text:style-name="T10"><text:tab/><text:tab/><text:tab/><text:tab/> <text:s text:c="5"/></text:span><text:span text:style-name="T8">eAttributeName</text:span><text:span text:style-name="T9">=</text:span><text:span text:style-name="T10">"name"</text:span><text:span text:style-name="T4"> </text:span><text:span text:style-name="T8">eAttributeIsInherited</text:span><text:span text:style-name="T9">=</text:span><text:span text:style-name="T10">"true"</text:span></text:p>
      <text:p text:style-name="P4"><text:span text:style-name="T10"><text:tab/><text:tab/><text:tab/><text:tab/> <text:s text:c="4"/></text:span><text:span text:style-name="T4"><text:s/></text:span><text:span text:style-name="T8">overrideInheritedConstraintsIfAny</text:span><text:span text:style-name="T9">=</text:span><text:span text:style-name="T10">"true"</text:span><text:span text:style-name="T4"> </text:span><text:span text:style-name="T8">applyOnSubTypes</text:span><text:span text:style-name="T9">=</text:span><text:span text:style-name="T10">"true"</text:span><text:span text:style-name="T2">/&gt;</text:span></text:p>
      <text:p text:style-name="P4"><text:span text:style-name="T9"><text:tab/><text:tab/></text:span><text:span text:style-name="T2">&lt;/</text:span><text:span text:style-name="T7">Constraints</text:span><text:span text:style-name="T2">&gt;</text:span></text:p>
      <text:p text:style-name="P17"/>
      <text:p text:style-name="P16"><text:tab/><text:tab/>/**</text:p>
      <text:p text:style-name="P6"><text:span text:style-name="T21"><text:tab/></text:span><text:span text:style-name="T17"><text:tab/>Currently there are only two type</text:span><text:span text:style-name="T19">s</text:span><text:span text:style-name="T17"> of Constraints available: Global NameUniqueness (GNU) and Local NameUniqueness (LNU).</text:span></text:p>
      <text:p text:style-name="P6"><text:span text:style-name="T17"><text:tab/><text:tab/>The attribute scope defines which of those types shall be used for the Classifier in „eClass“ conce</text:span><text:span text:style-name="T19">r</text:span><text:span text:style-name="T17">ning the given „eAttributeName“.</text:span></text:p>
      <text:p text:style-name="P19"><text:tab/><text:tab/>Since the eAttributeName to identify a name can vary from meta model to meta model, it is necessary to enter it here.</text:p>
      <text:p text:style-name="P19"><text:tab/><text:tab/>Set eAttributeIsInherited to true, if the eAttribute lies not under the given eClass. Set overrideInheritedConstraintsIfAny to „true“,</text:p>
      <text:p text:style-name="P6"><text:span text:style-name="T17"><text:tab/><text:tab/>if this constraint has priority over inherited constraints: e.g. if </text:span><text:span text:style-name="T18">you want the name uniqueness constraint for an operation </text:span><text:span text:style-name="T19">to </text:span><text:span text:style-name="T18">be local instead <text:tab/><text:tab/></text:span><text:span text:style-name="T19">of </text:span><text:span text:style-name="T18">global </text:span><text:span text:style-name="T19">in case the global constaint is set for the</text:span><text:span text:style-name="T18"> supertype NamedElement . Set applyOnSubTypes to true, if this constraint shall be <text:tab/><text:tab/><text:tab/>valid for all sub types of the given eClass.</text:span></text:p>
      <text:p text:style-name="P16"><text:tab/><text:tab/>**/</text:p>
      <text:p text:style-name="P16"/>
      <text:p text:style-name="P3"><text:span text:style-name="T9"><text:tab/></text:span><text:span text:style-name="T2">&lt;/</text:span><text:span text:style-name="T7">MetaModelSettings</text:span><text:span text:style-name="T2">&gt;</text:span></text:p>
      <text:p text:style-name="P11"/>
      <text:p text:style-name="P3"><text:span text:style-name="T9"><text:tab/></text:span><text:span text:style-name="T2">&lt;</text:span><text:span text:style-name="T7">Transformations</text:span><text:span text:style-name="T2">&gt;</text:span></text:p>
      <text:p text:style-name="P3"><text:span text:style-name="T9"><text:tab/><text:tab/></text:span><text:span text:style-name="T2">&lt;</text:span><text:span text:style-name="T7">Creates</text:span><text:span text:style-name="T4"> </text:span><text:span text:style-name="T8">allow</text:span><text:span text:style-name="T9">=</text:span><text:span text:style-name="T10">"true"</text:span><text:span text:style-name="T4"> </text:span><text:span text:style-name="T2">/&gt;</text:span></text:p>
      <text:p text:style-name="P3"><text:span text:style-name="T9"><text:tab/><text:tab/></text:span><text:span text:style-name="T2">&lt;</text:span><text:span text:style-name="T7">Deletes</text:span><text:span text:style-name="T4"> </text:span><text:span text:style-name="T8">allow</text:span><text:span text:style-name="T9">=</text:span><text:span text:style-name="T10">"true"</text:span><text:span text:style-name="T4"> </text:span><text:span text:style-name="T2">/&gt;</text:span></text:p>
      <text:p text:style-name="P3"><text:span text:style-name="T9"><text:tab/><text:tab/></text:span><text:span text:style-name="T2">&lt;</text:span><text:span text:style-name="T7">Moves</text:span><text:span text:style-name="T4"> </text:span><text:span text:style-name="T8">allow</text:span><text:span text:style-name="T9">=</text:span><text:span text:style-name="T10">"true"</text:span><text:span text:style-name="T4"> </text:span><text:span text:style-name="T2">/&gt;</text:span></text:p>
      <text:p text:style-name="P3"><text:span text:style-name="T9"><text:tab/><text:tab/></text:span><text:span text:style-name="T2">&lt;</text:span><text:span text:style-name="T7">Sets</text:span><text:span text:style-name="T4"> </text:span><text:span text:style-name="T8">allow</text:span><text:span text:style-name="T9">=</text:span><text:span text:style-name="T10">"true"</text:span><text:span text:style-name="T4"> </text:span><text:span text:style-name="T2">/&gt;</text:span></text:p>
      <text:p text:style-name="P3"><text:span text:style-name="T9"><text:tab/><text:tab/></text:span><text:span text:style-name="T2">&lt;</text:span><text:span text:style-name="T7">Unsets</text:span><text:span text:style-name="T4"> </text:span><text:span text:style-name="T8">allow</text:span><text:span text:style-name="T9">=</text:span><text:span text:style-name="T10">"true"</text:span><text:span text:style-name="T4"> </text:span><text:span text:style-name="T2">/&gt;</text:span></text:p>
      <text:p text:style-name="P3"><text:span text:style-name="T9"><text:tab/><text:tab/></text:span><text:span text:style-name="T2">&lt;</text:span><text:span text:style-name="T7">Adds</text:span><text:span text:style-name="T4"> </text:span><text:span text:style-name="T8">allow</text:span><text:span text:style-name="T9">=</text:span><text:span text:style-name="T10">"true"</text:span><text:span text:style-name="T4"> </text:span><text:span text:style-name="T2">/&gt;</text:span></text:p>
      <text:p text:style-name="P3"><text:span text:style-name="T9"><text:tab/><text:tab/></text:span><text:span text:style-name="T2">&lt;</text:span><text:span text:style-name="T7">Removes</text:span><text:span text:style-name="T4"> </text:span><text:span text:style-name="T8">allow</text:span><text:span text:style-name="T9">=</text:span><text:span text:style-name="T10">"true"</text:span><text:span text:style-name="T4"> </text:span><text:span text:style-name="T2">/&gt;</text:span></text:p>
      <text:p text:style-name="P3"><text:soft-page-break/><text:span text:style-name="T9"><text:tab/><text:tab/></text:span><text:span text:style-name="T2">&lt;</text:span><text:span text:style-name="T7">Changes</text:span><text:span text:style-name="T4"> </text:span><text:span text:style-name="T8">allow</text:span><text:span text:style-name="T9">=</text:span><text:span text:style-name="T10">"true"</text:span><text:span text:style-name="T4"> </text:span><text:span text:style-name="T2">/&gt;</text:span></text:p>
      <text:p text:style-name="P3"><text:span text:style-name="T9"><text:tab/></text:span><text:span text:style-name="T2">&lt;/</text:span><text:span text:style-name="T7">Transformations</text:span><text:span text:style-name="T2">&gt;</text:span></text:p>
      <text:p text:style-name="P11"/>
      <text:p text:style-name="P18"><text:tab/>/**</text:p>
      <text:p text:style-name="P7"><text:span text:style-name="T21"><text:tab/></text:span><text:span text:style-name="T17"><text:tab/></text:span><text:span text:style-name="T18">This options can enable/disable generation of specific operation types.</text:span></text:p>
      <text:p text:style-name="P18"><text:tab/>**/</text:p>
      <text:p text:style-name="P11"/>
      <text:p text:style-name="P3"><text:span text:style-name="T9"><text:tab/></text:span><text:span text:style-name="T2">&lt;</text:span><text:span text:style-name="T7">Root</text:span><text:span text:style-name="T4"> </text:span><text:span text:style-name="T8">name</text:span><text:span text:style-name="T9">=</text:span><text:span text:style-name="T10">"Model"</text:span><text:span text:style-name="T4"> </text:span><text:span text:style-name="T8">nested</text:span><text:span text:style-name="T9">=</text:span><text:span text:style-name="T10">"false"</text:span><text:span text:style-name="T4"> </text:span><text:span text:style-name="T2">/&gt;</text:span></text:p>
      <text:p text:style-name="P15"/>
      <text:p text:style-name="P18"><text:tab/>/**</text:p>
      <text:p text:style-name="P7"><text:span text:style-name="T21"><text:tab/></text:span><text:span text:style-name="T17"><text:tab/></text:span><text:span text:style-name="T18">Define the preferred root element type. In case a generation only for StateMachines of the UML2 are preferred, type in „StateMachine“ <text:tab/><text:tab/>here. <text:s/>Set nested to true, in case the root element type can appear somewhere top-down again. E.g. A StateMachine can have a Region, in <text:tab/><text:tab/>which a StateMachine can be created as (Sub-)StateMachine and so on.</text:span></text:p>
      <text:p text:style-name="P18"><text:tab/>**/</text:p>
      <text:p text:style-name="P11"/>
      <text:p text:style-name="P3"><text:span text:style-name="T9"><text:tab/></text:span><text:span text:style-name="T2">&lt;</text:span><text:span text:style-name="T7">WhiteList</text:span><text:span text:style-name="T2">&gt;</text:span></text:p>
      <text:p text:style-name="P11"/>
      <text:p text:style-name="P3"><text:span text:style-name="T9"><text:tab/><text:tab/></text:span><text:span text:style-name="T2">&lt;</text:span><text:span text:style-name="T7">EClass</text:span><text:span text:style-name="T4"> </text:span><text:span text:style-name="T8">name</text:span><text:span text:style-name="T9">=</text:span><text:span text:style-name="T10">"Class"</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Package"</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Model"</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Operation"</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Property"</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Interface"</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Association"</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Generalization"</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Enumeration"</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EnumerationLiteral"</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Parameter"</text:span><text:span text:style-name="T4"> </text:span><text:span text:style-name="T2">/&gt;</text:span></text:p>
      <text:p text:style-name="P3"><text:span text:style-name="T9"><text:tab/><text:tab/></text:span><text:span text:style-name="T2">&lt;</text:span><text:span text:style-name="T7">EClass</text:span><text:span text:style-name="T4"> </text:span><text:span text:style-name="T8">name</text:span><text:span text:style-name="T9">=</text:span><text:span text:style-name="T10">"Dependency"</text:span><text:span text:style-name="T4"> </text:span><text:span text:style-name="T2">/&gt;</text:span></text:p>
      <text:p text:style-name="P8"><text:tab/><text:tab/></text:p>
      <text:p text:style-name="P3"><text:span text:style-name="T9"><text:tab/></text:span><text:span text:style-name="T2">&lt;/</text:span><text:span text:style-name="T7">WhiteList</text:span><text:span text:style-name="T2">&gt;</text:span></text:p>
      <text:p text:style-name="P15"/>
      <text:p text:style-name="P18"><text:tab/>/**</text:p>
      <text:p text:style-name="P7"><text:span text:style-name="T21"><text:tab/></text:span><text:span text:style-name="T17"><text:tab/></text:span><text:span text:style-name="T18">The whitelist has 2 options:</text:span></text:p>
      <text:p text:style-name="P21">1. Place no Eclass-Tags here, if you want all classifiers of the metamodel to recieve rules (except the blacklisted and not required ones)</text:p>
      <text:p text:style-name="P21">2. Place only those Eclass-Names of those corresponding classifiers here that shall recieve rules.</text:p>
      <text:p text:style-name="P21">The option preventInconsistency has also some effects, as mentioned above.</text:p>
      <text:p text:style-name="P18"><text:tab/>**/</text:p>
      <text:p text:style-name="P15"/>
      <text:p text:style-name="P3"><text:span text:style-name="T9"><text:tab/></text:span><text:span text:style-name="T2">&lt;</text:span><text:span text:style-name="T7">BlackList</text:span><text:span text:style-name="T2">&gt;</text:span></text:p>
      <text:p text:style-name="P8"><text:s text:c="2"/></text:p>
      <text:p text:style-name="P4"><text:span text:style-name="T9"><text:tab/><text:tab/></text:span><text:span text:style-name="T2">&lt;</text:span><text:span text:style-name="T7">EClass</text:span><text:span text:style-name="T9"> </text:span><text:span text:style-name="T8">name</text:span><text:span text:style-name="T9">=</text:span><text:span text:style-name="T10">"</text:span><text:span text:style-name="T11">Expression</text:span><text:span text:style-name="T10">"</text:span><text:span text:style-name="T9"> </text:span><text:span text:style-name="T2">/&gt;</text:span></text:p>
      <text:p text:style-name="P3"><text:span text:style-name="T9"><text:s text:c="2"/><text:tab/></text:span><text:span text:style-name="T2">&lt;/</text:span><text:span text:style-name="T7">BlackList</text:span><text:span text:style-name="T2">&gt;</text:span></text:p>
      <text:p text:style-name="P15"/>
      <text:p text:style-name="P18"><text:tab/>/**</text:p>
      <text:p text:style-name="P7"><text:span text:style-name="T21"><text:tab/></text:span><text:span text:style-name="T17"><text:tab/></text:span><text:span text:style-name="T18">Place all Eclass-Names of the corresponding classifiers here, that shall not recieve any edit operation.</text:span></text:p>
      <text:p text:style-name="P21">The option preventInconsistency has also some effects, as mentioned above.</text:p>
      <text:p text:style-name="P18"><text:tab/>**/</text:p>
      <text:p text:style-name="P15"/>
      <text:p text:style-name="P2"><text:span text:style-name="T2">&lt;/</text:span><text:span text:style-name="T7">Config</text:span><text:span text:style-name="T2">&gt;</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17T12:55:39</dc:date>
    <dc:creator>Michaela Rindt</dc:creator>
    <meta:generator>LibreOffice/4.0.2.2$Linux_X86_64 LibreOffice_project/400m0$Build-2</meta:generator>
    <meta:editing-duration>PT22M17S</meta:editing-duration>
    <meta:editing-cycles>6</meta:editing-cycles>
    <meta:document-statistic meta:table-count="0" meta:image-count="0" meta:object-count="0" meta:page-count="2" meta:paragraph-count="104" meta:word-count="785" meta:character-count="5969" meta:non-whitespace-character-count="5085"/>
  </office:meta>
</office:document-meta>
</file>